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draw:shadow-opacity="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4" style:family="graphic" style:parent-style-name="objectwithoutfill">
      <style:graphic-properties svg:stroke-color="#5c8526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1.7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dc23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8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fo:text-align="center"/>
    </style:style>
    <style:style style:name="P4" style:family="paragraph">
      <style:text-properties fo:color="#dc2300" fo:font-size="9pt" style:font-size-asian="9pt" style:font-size-complex="9pt"/>
    </style:style>
    <style:style style:name="P5" style:family="paragraph">
      <style:text-properties fo:color="#5c8526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dc2300" fo:font-size="9pt" style:font-size-asian="9pt" style:font-size-complex="9pt"/>
    </style:style>
    <style:style style:name="T3" style:family="text">
      <style:text-properties fo:color="#5c8526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6.985cm" svg:height="3.937cm" svg:x="6.878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687cm" svg:height="0.607cm" svg:x="4.302cm" svg:y="2.651cm">
          <draw:text-box>
            <text:p><text:span text:style-name="T1">program</text:span></text:p>
          </draw:text-box>
        </draw:frame>
        <draw:frame draw:style-name="gr3" draw:text-style-name="P2" draw:layer="layout" svg:width="1.357cm" svg:height="0.635cm" svg:x="4.596cm" svg:y="3.794cm">
          <draw:text-box>
            <text:p><text:span text:style-name="T1">inputs</text:span></text:p>
          </draw:text-box>
        </draw:frame>
        <draw:line draw:style-name="gr4" draw:text-style-name="P3" draw:layer="layout" svg:x1="13.101cm" svg:y1="3.667cm" svg:x2="15.514cm" svg:y2="3.667cm">
          <text:p/>
        </draw:line>
        <draw:line draw:style-name="gr5" draw:text-style-name="P3" draw:layer="layout" svg:x1="8.366cm" svg:y1="7.604cm" svg:x2="13.065cm" svg:y2="7.604cm">
          <text:p/>
        </draw:line>
        <draw:frame draw:style-name="gr6" draw:text-style-name="P4" draw:layer="layout" svg:width="2.758cm" svg:height="0.635cm" svg:x="12.938cm" svg:y="7.223cm">
          <draw:text-box>
            <text:p><text:span text:style-name="T2">Static type error</text:span></text:p>
          </draw:text-box>
        </draw:frame>
        <draw:custom-shape draw:style-name="gr7" draw:text-style-name="P1" draw:layer="layout" svg:width="1.778cm" svg:height="1.397cm" svg:x="7.513cm" svg:y="2.397cm">
          <text:p text:style-name="P3"><text:span text:style-name="T1">Static type</text:span></text:p>
          <text:p text:style-name="P3"><text:span text:style-name="T1">chec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54cm" svg:height="2.54cm" svg:x="10.561cm" svg:y="2.3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397cm" svg:height="1.016cm" svg:x="10.561cm" svg:y="3.667cm">
          <text:p text:style-name="P3"><text:span text:style-name="T1">Input</text:span></text:p>
          <text:p text:style-name="P3"><text:span text:style-name="T1">par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layer="layout" svg:x1="9.291cm" svg:y1="3.032cm" svg:x2="10.561cm" svg:y2="3.032cm">
          <text:p/>
        </draw:line>
        <draw:line draw:style-name="gr9" draw:text-style-name="P3" draw:layer="layout" svg:x1="5.862cm" svg:y1="3.032cm" svg:x2="7.513cm" svg:y2="3.032cm">
          <text:p/>
        </draw:line>
        <draw:line draw:style-name="gr9" draw:text-style-name="P3" draw:layer="layout" svg:x1="5.862cm" svg:y1="4.175cm" svg:x2="10.561cm" svg:y2="4.175cm">
          <text:p/>
        </draw:line>
        <draw:line draw:style-name="gr10" draw:text-style-name="P3" draw:layer="layout" svg:x1="8.366cm" svg:y1="7.604cm" svg:x2="8.366cm" svg:y2="3.794cm">
          <text:p/>
        </draw:line>
        <draw:line draw:style-name="gr10" draw:text-style-name="P3" draw:layer="layout" svg:x1="11.795cm" svg:y1="6.461cm" svg:x2="11.795cm" svg:y2="4.937cm">
          <text:p/>
        </draw:line>
        <draw:line draw:style-name="gr5" draw:text-style-name="P3" draw:layer="layout" svg:x1="11.795cm" svg:y1="6.461cm" svg:x2="13.065cm" svg:y2="6.461cm">
          <text:p/>
        </draw:line>
        <draw:frame draw:style-name="gr2" draw:text-style-name="P4" draw:layer="layout" svg:width="2.449cm" svg:height="0.607cm" svg:x="12.938cm" svg:y="6.108cm">
          <draw:text-box>
            <text:p><text:span text:style-name="T2">Runtime error</text:span></text:p>
          </draw:text-box>
        </draw:frame>
        <draw:frame draw:style-name="gr11" draw:text-style-name="P2" draw:layer="layout" svg:width="2.242cm" svg:height="0.607cm" svg:x="10.779cm" svg:y="2.933cm">
          <draw:text-box>
            <text:p><text:span text:style-name="T1">Interpreter 2</text:span></text:p>
          </draw:text-box>
        </draw:frame>
        <draw:frame draw:style-name="gr12" draw:text-style-name="P5" draw:layer="layout" svg:width="1.62cm" svg:height="0.607cm" svg:x="15.478cm" svg:y="3.06cm">
          <draw:text-box>
            <text:p><text:span text:style-name="T3">Outputs</text:span></text:p>
          </draw:text-box>
        </draw:frame>
        <draw:frame draw:style-name="gr2" draw:text-style-name="P5" draw:layer="layout" svg:width="2.17cm" svg:height="0.607cm" svg:x="15.478cm" svg:y="3.568cm">
          <draw:text-box>
            <text:p><text:span text:style-name="T3">Side effects</text:span></text:p>
          </draw:text-box>
        </draw:frame>
        <draw:frame draw:style-name="gr13" draw:text-style-name="P2" draw:layer="layout" svg:width="2.242cm" svg:height="0.607cm" svg:x="8.747cm" svg:y="1.254cm">
          <draw:text-box>
            <text:p><text:span text:style-name="T1">Interpreter 1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0T13:44:33</meta:creation-date>
    <dc:date>2012-05-13T11:32:46</dc:date>
    <meta:editing-duration>PT6H3M17S</meta:editing-duration>
    <meta:editing-cycles>10</meta:editing-cycles>
    <meta:generator>LibreOffice/3.4$Linux LibreOffice_project/340m1$Build-402</meta:generator>
    <meta:document-statistic meta:object-count="20"/>
  </office:meta>
</office:document-meta>
</file>